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f8a" officeooo:paragraph-rsid="00101f8a"/>
    </style:style>
    <style:style style:name="P2" style:family="paragraph" style:parent-style-name="Standard">
      <style:paragraph-properties fo:text-align="center" style:justify-single-word="false"/>
      <style:text-properties officeooo:rsid="00101f8a" officeooo:paragraph-rsid="00101f8a"/>
    </style:style>
    <style:style style:name="P3" style:family="paragraph" style:parent-style-name="Standard">
      <style:paragraph-properties fo:text-align="justify" style:justify-single-word="false"/>
      <style:text-properties officeooo:rsid="00101f8a" officeooo:paragraph-rsid="00101f8a"/>
    </style:style>
    <style:style style:name="P4" style:family="paragraph" style:parent-style-name="Standard">
      <style:paragraph-properties fo:text-align="justify" style:justify-single-word="false"/>
      <style:text-properties officeooo:rsid="00101f8a" officeooo:paragraph-rsid="00101f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Alec Ryo Emura</text:p>
      <text:p text:style-name="P1">Matrícula: 150115326</text:p>
      <text:p text:style-name="P1"/>
      <text:p text:style-name="P2">Documento relatando o passo a passo os gtests realizados</text:p>
      <text:p text:style-name="P2"/>
      <text:p text:style-name="P3"><text:tab/></text:p>
      <text:p text:style-name="P3"><text:tab/>O primeiro teste será analisar valores romanos existentes e convertê-los em números arábicos correspondentes.</text:p>
      <text:p text:style-name="P3"><text:tab/>No segundo teste testaremos se realmente o valor romano não existente retorna o número -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3:34:15.677088077</meta:creation-date>
    <dc:date>2016-09-21T14:07:37.711543398</dc:date>
    <meta:editing-duration>PT23M1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44" meta:character-count="298" meta:non-whitespace-character-count="256"/>
  </office:meta>
</office:document-meta>
</file>